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e4724" officeooo:paragraph-rsid="002e4724"/>
    </style:style>
    <style:style style:name="P2" style:family="paragraph" style:parent-style-name="Subtitle">
      <style:text-properties officeooo:rsid="0025c1a8" officeooo:paragraph-rsid="0025c1a8"/>
    </style:style>
    <style:style style:name="P3" style:family="paragraph" style:parent-style-name="Heading_20_1">
      <style:text-properties officeooo:rsid="0025c1a8" officeooo:paragraph-rsid="0025c1a8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text-align="start" style:justify-single-word="false" style:writing-mode="lr-tb"/>
      <style:text-properties officeooo:rsid="002e4724" officeooo:paragraph-rsid="002e4724"/>
    </style:style>
    <style:style style:name="P6" style:family="paragraph" style:parent-style-name="Heading_20_1">
      <style:text-properties officeooo:rsid="0025c1a8" officeooo:paragraph-rsid="0028fcfc"/>
    </style:style>
    <style:style style:name="P7" style:family="paragraph" style:parent-style-name="Text_20_body" style:list-style-name="L2">
      <style:text-properties officeooo:rsid="0030464f" officeooo:paragraph-rsid="0030464f"/>
    </style:style>
    <style:style style:name="P8" style:family="paragraph" style:parent-style-name="Heading_20_1">
      <style:text-properties officeooo:rsid="0029c648" officeooo:paragraph-rsid="0029c648"/>
    </style:style>
    <style:style style:name="P9" style:family="paragraph" style:parent-style-name="Text_20_body">
      <style:text-properties officeooo:rsid="0029c648" officeooo:paragraph-rsid="0029c648"/>
    </style:style>
    <style:style style:name="P10" style:family="paragraph" style:parent-style-name="Text_20_body">
      <style:text-properties officeooo:rsid="0031dcb9" officeooo:paragraph-rsid="0031dcb9"/>
    </style:style>
    <style:style style:name="T1" style:family="text">
      <style:text-properties officeooo:rsid="002a5886"/>
    </style:style>
    <style:style style:name="T2" style:family="text">
      <style:text-properties officeooo:rsid="0025c1a8"/>
    </style:style>
    <style:style style:name="T3" style:family="text">
      <style:text-properties officeooo:rsid="002e4724"/>
    </style:style>
    <style:style style:name="T4" style:family="text">
      <style:text-properties officeooo:rsid="0031dcb9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Multiplication Rule for Counting</text:p>
      <text:p text:style-name="P2">Liberal Arts Mathematics</text:p>
      <text:section text:style-name="Sect1" text:name="Assignment Section">
        <text:h text:style-name="P3" text:outline-level="1">Assignment Text</text:h>
        <text:p text:style-name="Text_20_body"><text:span text:style-name="T1">A</text:span><text:span text:style-name="T2">nswer the </text:span>following <text:span text:style-name="T2">problems</text:span> from Section <text:span text:style-name="T3">7</text:span>.1 of the textbook: <text:span text:style-name="T3">1 – 8.</text:span></text:p>
        <text:p text:style-name="Text_20_body">For reference, the text of the problems are duplicated below. </text:p>
        <text:p text:style-name="Text_20_body">An ice-cream parlor sells 26 different flavors of ice cream. A basic sundae has one scoop of any flavor of ice cream, you choice of one of 3 sauces, and any one of 8 different toppings.</text:p>
        <text:list text:style-name="L1">
          <text:list-item>
            <text:p text:style-name="P4">How many different basic sundaes are possible?</text:p>
          </text:list-item>
          <text:list-item>
            <text:p text:style-name="P4">The ice-cream parlor also sells a medium sundae. The options are the same except it starts with 2 scoops of ice cream, which can be the same flavor or different flavors. How many different medium sundaes are there?</text:p>
          </text:list-item>
          <text:list-item>
            <text:p text:style-name="P4">The ice-cream parlor also sells a large sundae. The choice of a large sundae allows you to choose any 3 scoops of ice cream, any 2 sauces (they can be the same, or you can choose 2 different ones), and any 3 toppings (that might be 3 servings of the same topping, or 2 servings of one topping and a single serving of another, or 3 different toppings). How many different large sundaes are possible?</text:p>
          </text:list-item>
          <text:list-item>
            <text:p text:style-name="P4">A company that builds custom computers offers 4 hard drive sizes, 4 memory sizes, 3 graphics cards, and 3 display options. How many computer configurations do they offer, if customers choose one of each customization?</text:p>
          </text:list-item>
          <text:list-item>
            <text:p text:style-name="P4">A video game allows user to customize their avatars. There are 12 hair styles that user may choose from, as well as 5 hair colors, 8 skin tones, 24 shirts, 12 pants, and 8 shoes. How many different avatars are possible?</text:p>
          </text:list-item>
          <text:list-item>
            <text:p text:style-name="P4">A small company has 3 divisions: Sales, Research and Development, and Manufacturing. One person from each division will be chosen to create an advisory board for the management group. If there are 8 people in Sales, 15 in Research and Development, and 48 in Manufacturing, how many different compositions of the advisory board are possible?</text:p>
          </text:list-item>
          <text:list-item>
            <text:p text:style-name="P4">A multiple-choice quiz has 5 questions, each of which have 4 possible answers. How many different ways are there to respond to this quiz?</text:p>
          </text:list-item>
          <text:list-item>
            <text:p text:style-name="P5">The teacher decides to make the quiz from above a little harder by offering 5 responses on each of the 5 questions. How many ways are there to respond to this quiz?</text:p>
          </text:list-item>
        </text:list>
      </text:section>
      <text:section text:style-name="Sect2" text:name="Answer Section">
        <text:h text:style-name="P6" text:outline-level="1"><text:soft-page-break/>Answer Key</text:h>
        <text:list text:style-name="L2">
          <text:list-item>
            <text:p text:style-name="P7">624</text:p>
          </text:list-item>
          <text:list-item>
            <text:p text:style-name="P7">16224</text:p>
          </text:list-item>
          <text:list-item>
            <text:p text:style-name="P7">80,990,208</text:p>
          </text:list-item>
          <text:list-item>
            <text:p text:style-name="P7">144</text:p>
          </text:list-item>
          <text:list-item>
            <text:p text:style-name="P7">1,105,920</text:p>
          </text:list-item>
          <text:list-item>
            <text:p text:style-name="P7">5760</text:p>
          </text:list-item>
          <text:list-item>
            <text:p text:style-name="P7">1024</text:p>
          </text:list-item>
          <text:list-item>
            <text:p text:style-name="P7">3125</text:p>
          </text:list-item>
        </text:list>
      </text:section>
      <text:section text:style-name="Sect1" text:name="Feedback Section">
        <text:h text:style-name="P8" text:outline-level="1">Student Feedback Templates</text:h>
        <text:p text:style-name="P9">#<text:span text:style-name="T4">1 should be 624 ( 26*3*8 )</text:span></text:p>
        <text:p text:style-name="P10">#2 should be 16224 ( 26*26*3*8 )</text:p>
        <text:p text:style-name="P10">#3 should be 80,990,208 ( 26*26*26*3*3*8*8*8 )</text:p>
        <text:p text:style-name="P10">#4 should be 144 ( 4*4*3*3 )</text:p>
        <text:p text:style-name="P10">#5 should be 1,105,920 ( 12*5*8*24*12*8 )</text:p>
        <text:p text:style-name="P10">#6 should be 5760 ( 8*15*48 )</text:p>
        <text:p text:style-name="P10">#7 should be 1024 ( 4*4*4*4*4 )</text:p>
        <text:p text:style-name="P10">#8 should be 3125 ( 5*5*5*5*5 )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01in" fo:margin-left="0in" fo:margin-right="0in" fo:margin-top="0.0799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footer>
        <text:p text:style-name="Footer"/>
      </style:footer>
    </style:master-page>
    <style:master-page style:name="Right_20_Page" style:display-name="Right Page" style:page-layout-name="Mpm4" draw:style-name="Mdp1" style:next-style-name="Left_20_Page">
      <style:footer>
        <text:p text:style-name="Footer"/>
      </style:footer>
    </style:master-page>
    <style:master-page style:name="Envelope" style:page-layout-name="Mpm5" draw:style-name="Mdp1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  <style:master-page style:name="HTML" style:page-layout-name="Mpm6" draw:style-name="Mdp1">
      <style:footer>
        <text:p text:style-name="Footer"/>
      </style:footer>
    </style:master-page>
    <style:master-page style:name="Footnote" style:page-layout-name="Mpm7" draw:style-name="Mdp1">
      <style:footer>
        <text:p text:style-name="Footer"/>
      </style:footer>
    </style:master-page>
    <style:master-page style:name="Endnote" style:page-layout-name="Mpm7" draw:style-name="Mdp1">
      <style:footer>
        <text:p text:style-name="Footer"/>
      </style:footer>
    </style:master-page>
    <style:master-page style:name="Landscape" style:page-layout-name="Mpm8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15:03:57.209000000</meta:creation-date>
    <meta:editing-duration>PT25M11S</meta:editing-duration>
    <meta:editing-cycles>5</meta:editing-cycles>
    <meta:generator>LibreOffice/24.8.2.1$Windows_X86_64 LibreOffice_project/0f794b6e29741098670a3b95d60478a65d05ef13</meta:generator>
    <dc:title>The Multiplication Rule for Counting</dc:title>
    <dc:date>2024-11-11T15:29:09.018000000</dc:date>
    <meta:print-date>2024-11-11T15:30:24.149000000</meta:print-date>
    <meta:document-statistic meta:table-count="0" meta:image-count="0" meta:object-count="0" meta:page-count="2" meta:paragraph-count="33" meta:word-count="465" meta:character-count="2593" meta:non-whitespace-character-count="2175"/>
    <meta:template xlink:type="simple" xlink:actuate="onRequest" xlink:title="Homework Assignment" xlink:href="../../../../../../Desktop/PortableApps/LibreOfficePortable/Data/settings/user/template/Homework%20Assignment.ott" meta:date="2024-11-11T15:03:56.915000000"/>
  </office:meta>
</office:document-meta>
</file>